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2" style:family="paragraph" style:parent-style-name="Standard">
      <style:paragraph-properties fo:margin-top="0in" fo:margin-bottom="0in"/>
      <style:text-properties fo:color="#000000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P3" style:family="paragraph" style:parent-style-name="Standard" style:master-page-name="MP0">
      <style:paragraph-properties fo:margin-top="0in" fo:margin-bottom="0in" style:page-number="auto" fo:break-before="page"/>
      <style:text-properties fo:color="#000000" style:font-name="Times New Roman" fo:font-size="13pt" style:font-size-asian="13pt" style:font-name-complex="Arial" style:font-size-complex="13pt"/>
    </style:style>
    <style:style style:name="P4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5" style:family="paragraph" style:parent-style-name="Standard" style:list-style-name="L1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6" style:family="paragraph" style:parent-style-name="Standard">
      <style:paragraph-properties fo:margin-top="0in" fo:margin-bottom="0in"/>
      <style:text-properties fo:color="#000000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8" style:family="paragraph" style:parent-style-name="Standard">
      <style:paragraph-properties fo:margin-top="0in" fo:margin-bottom="0in"/>
      <style:text-properties fo:color="#000000" style:font-name="Times New Roman" fo:font-size="18pt" fo:font-weight="bold" style:font-size-asian="18pt" style:font-weight-asian="bold" style:font-name-complex="Arial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position="super 58%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cture 6(no lecture),7,8(all in .sql files),9,10</text:p>
      <text:p text:style-name="P1"/>
      <text:p text:style-name="P1">data </text:p>
      <text:p text:style-name="P1">.net </text:p>
      <text:p text:style-name="P1">text formats</text:p>
      <text:p text:style-name="P1">relational database</text:p>
      <text:p text:style-name="P1"/>
      <text:p text:style-name="P1"/>
      <text:p text:style-name="P1">issues with these unnormalized</text:p>
      <text:list xml:id="list135769588764725710" text:style-name="L1">
        <text:list-item>
          <text:p text:style-name="P5">update anomaly</text:p>
          <text:p text:style-name="P5">you modify all the copies of some data, but you missed one</text:p>
        </text:list-item>
        <text:list-item>
          <text:p text:style-name="P5">deletion anomaly</text:p>
          <text:p text:style-name="P5">remove one piece of data, effectively delete other pieces</text:p>
        </text:list-item>
        <text:list-item>
          <text:p text:style-name="P5">insertion anomaly</text:p>
          <text:p text:style-name="P5">unable to store certain piece without having other pieces</text:p>
        </text:list-item>
      </text:list>
      <text:p text:style-name="P1"/>
      <text:p text:style-name="P1">functional dependency</text:p>
      <text:p text:style-name="P1">x → y, has one unique outcome</text:p>
      <text:p text:style-name="P1">x,y → z, </text:p>
      <text:p text:style-name="P1">name → phone</text:p>
      <text:p text:style-name="P1">phone → name</text:p>
      <text:p text:style-name="P1">candidate keys: <text:span text:style-name="T2">name,</text:span> phone, if all depends on these two(chaining or by default), <text:span text:style-name="T1">but (name,phone)</text:span></text:p>
      <text:p text:style-name="P2">is not, not a minimal, </text:p>
      <text:p text:style-name="P1">example two: <text:span text:style-name="T2">product</text:span></text:p>
      <text:p text:style-name="P1"><text:span text:style-name="T4">candidate key</text:span>: a minimal set of columns that every other column is dependent on</text:p>
      <text:p text:style-name="P1"/>
      <text:p text:style-name="P1">Primary key: pick one candidate keys to be primary and underline it</text:p>
      <text:p text:style-name="P1">foreign key: other table has a column of primary keys that can be used to reference</text:p>
      <text:p text:style-name="P1"/>
      <text:p text:style-name="P1">Normalization: </text:p>
      <text:p text:style-name="P1">1<text:span text:style-name="T3">st</text:span> normal form: </text:p>
      <text:p text:style-name="P1">1. a column should only contain be atomic: one value</text:p>
      <text:p text:style-name="P1">do not want to restructure tables, just have all data laid out, create some dependency</text:p>
      <text:p text:style-name="P1">2. no repeating group color1 color2</text:p>
      <text:p text:style-name="P1">3. each row must be unique</text:p>
      <text:p text:style-name="P1"/>
      <text:p text:style-name="P1">2<text:span text:style-name="T3">nd</text:span> normal form:</text:p>
      <text:p text:style-name="P1">all columns that are not part of any candidate key, cannot have partial dependency on any candidate key, if</text:p>
      <text:p text:style-name="P1"/>
      <text:p text:style-name="P1"><text:soft-page-break/>3<text:span text:style-name="T3">rd</text:span> normal form:</text:p>
      <text:p text:style-name="P1">no non-ck can depend on any other non-ck column</text:p>
      <text:p text:style-name="P1">The keys, the whole keys and nothing but the keys</text:p>
      <text:p text:style-name="P1"/>
      <text:p text:style-name="P1">referential integrity: point to a real existing cell or null if allowed</text:p>
      <text:p text:style-name="P1"/>
      <text:p text:style-name="P1"/>
      <text:p text:style-name="P2">SQL command:</text:p>
      <text:p text:style-name="P1">highlight and run</text:p>
      <text:p text:style-name="P1">group by → remove duplicates</text:p>
      <text:p text:style-name="P1">order by multiple levels , each has desc, asc</text:p>
      <text:p text:style-name="P1">select distinct remove the ruplicate rows as the last step</text:p>
      <text:p text:style-name="P1">select top(n) only pick the first n</text:p>
      <text:p text:style-name="P1"/>
      <text:p text:style-name="P1">logical order</text:p>
      <text:p text:style-name="P1">goto, filter, groupby, second filter, </text:p>
      <text:p text:style-name="P1"/>
      <text:p text:style-name="P1"/>
      <text:p text:style-name="P1">ascess Azure resources</text:p>
      <text:p text:style-name="P1">portal</text:p>
      <text:p text:style-name="P1">cloud shell commands: <text:s/>az group list</text:p>
      <text:p text:style-name="P1">vs and vs code</text:p>
      <text:p text:style-name="P1"/>
      <text:p text:style-name="P1">200 dollars, </text:p>
      <text:p text:style-name="P1">week 6 free-&gt; pay as you go, 200 credit disapppear</text:p>
      <text:p text:style-name="P1">cost management billing</text:p>
      <text:p text:style-name="P1">resource group manage : manage permission, networking not specific to SQL</text:p>
      <text:p text:style-name="P1">SQL Server: Microsoft server</text:p>
      <text:p text:style-name="P1"/>
      <text:p text:style-name="P8">Process to recreate a resource group and server </text:p>
      <text:p text:style-name="P7">create a sql database: create</text:p>
      <text:p text:style-name="P1">sub: free trail, resource group name no matters, database name Chinook, create new server, admin password location, Basic type</text:p>
      <text:p text:style-name="P1">haoyang123</text:p>
      <text:p text:style-name="P1">52640827Azure</text:p>
      <text:p text:style-name="P1">click on all resources, click on sql server, click on firewall setting, copy paste client IP into start IP and End IP, make a name, where you let teammates join, must click save</text:p>
      <text:p text:style-name="P1">copy server name, open ssms or azure data studio</text:p>
      <text:p text:style-name="P1">ssms: name copied, sql server authentication, login, password, connection <text:s/>time-out 300seconds</text:p>
      <text:p text:style-name="P1"><text:soft-page-break/>Azure DS: create a connection, server name, sql login, name password, advanced timeout 500</text:p>
      <text:p text:style-name="P1">open Chinook_SQl.sql, click server Chinook, run</text:p>
      <text:p text:style-name="P1">43: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宋体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微软雅黑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新宋体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WW_5f_CharLFO1LVL1" style:display-name="WW_CharLFO1LVL1" style:family="text">
      <style:text-properties fo:font-size="10pt" style:font-size-asian="10pt"/>
    </style:style>
    <style:style style:name="WW_5f_CharLFO1LVL2" style:display-name="WW_CharLFO1LVL2" style:family="text">
      <style:text-properties fo:font-size="10pt" style:font-size-asian="10pt"/>
    </style:style>
    <style:style style:name="WW_5f_CharLFO1LVL3" style:display-name="WW_CharLFO1LVL3" style:family="text">
      <style:text-properties fo:font-size="10pt" style:font-size-asian="10pt"/>
    </style:style>
    <style:style style:name="WW_5f_CharLFO1LVL4" style:display-name="WW_CharLFO1LVL4" style:family="text">
      <style:text-properties fo:font-size="10pt" style:font-size-asian="10pt"/>
    </style:style>
    <style:style style:name="WW_5f_CharLFO1LVL5" style:display-name="WW_CharLFO1LVL5" style:family="text">
      <style:text-properties fo:font-size="10pt" style:font-size-asian="10pt"/>
    </style:style>
    <style:style style:name="WW_5f_CharLFO1LVL6" style:display-name="WW_CharLFO1LVL6" style:family="text">
      <style:text-properties fo:font-size="10pt" style:font-size-asian="10pt"/>
    </style:style>
    <style:style style:name="WW_5f_CharLFO1LVL7" style:display-name="WW_CharLFO1LVL7" style:family="text">
      <style:text-properties fo:font-size="10pt" style:font-size-asian="10pt"/>
    </style:style>
    <style:style style:name="WW_5f_CharLFO1LVL8" style:display-name="WW_CharLFO1LVL8" style:family="text">
      <style:text-properties fo:font-size="10pt" style:font-size-asian="10pt"/>
    </style:style>
    <style:style style:name="WW_5f_CharLFO1LVL9" style:display-name="WW_CharLFO1LVL9" style:family="text">
      <style:text-properties fo:font-size="10pt" style:font-size-asian="10pt"/>
    </style:style>
    <style:style style:name="WW_5f_CharLFO2LVL1" style:display-name="WW_CharLFO2LVL1" style:family="text">
      <style:text-properties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20-07-27T13:18:00Z</meta:creation-date>
    <dc:date>2020-11-12T07:28:52.57</dc:date>
    <meta:editing-cycles>35</meta:editing-cycles>
    <meta:editing-duration>P3DT20H46M31S</meta:editing-duration>
    <meta:document-statistic meta:table-count="0" meta:image-count="0" meta:object-count="0" meta:page-count="3" meta:paragraph-count="63" meta:word-count="430" meta:character-count="25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